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800000" fo:language="en" fo:country="US"/>
    </style:style>
    <style:style style:name="P9"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4"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5"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7"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20" style:family="paragraph" style:parent-style-name="Text_20_body">
      <loext:graphic-properties draw:fill="solid" draw:fill-color="#66ccff" draw:opacity="100%"/>
      <style:paragraph-properties fo:background-color="#66ccff"/>
      <style:text-properties fo:color="#6666ff" fo:language="ru" fo:country="RU" fo:font-style="normal" officeooo:paragraph-rsid="00035deb" style:font-style-asian="normal" style:font-style-complex="normal"/>
    </style:style>
    <style:style style:name="P21" style:family="paragraph" style:parent-style-name="Text_20_body">
      <loext:graphic-properties draw:fill="solid" draw:fill-color="#66ccff" draw:opacity="100%"/>
      <style:paragraph-properties fo:background-color="#66ccff"/>
      <style:text-properties fo:color="#6666ff" fo:language="ru" fo:country="RU" fo:font-style="normal" officeooo:paragraph-rsid="00098cbd" style:font-style-asian="normal" style:font-style-complex="normal"/>
    </style:style>
    <style:style style:name="P22"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3" style:family="paragraph" style:parent-style-name="Text_20_body">
      <style:text-properties fo:color="#6666ff" fo:language="ru" fo:country="RU" fo:font-style="normal" fo:background-color="transparent" style:font-style-asian="normal" style:font-style-complex="normal"/>
    </style:style>
    <style:style style:name="P24"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5"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text-properties fo:color="#00ccff" fo:language="ru" fo:country="RU" fo:font-style="normal" style:font-style-asian="normal" style:font-style-complex="normal"/>
    </style:style>
    <style:style style:name="P27"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8" style:family="paragraph" style:parent-style-name="Text_20_body">
      <style:text-properties fo:color="#3333ff"/>
    </style:style>
    <style:style style:name="P29"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30"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31"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32"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loext:graphic-properties draw:fill="solid" draw:fill-color="#3399ff" draw:opacity="100%"/>
      <style:paragraph-properties fo:background-color="#3399ff"/>
      <style:text-properties fo:color="#0000ff" fo:language="en" fo:country="US" fo:font-style="normal" style:font-style-asian="normal" style:font-style-complex="normal"/>
    </style:style>
    <style:style style:name="P35"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36" style:family="paragraph" style:parent-style-name="Text_20_body">
      <loext:graphic-properties draw:fill="solid" draw:fill-color="#66ccff" draw:opacity="100%"/>
      <style:paragraph-properties fo:background-color="#66ccff"/>
    </style:style>
    <style:style style:name="P37"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loext:graphic-properties draw:fill="solid" draw:fill-color="#3399ff" draw:opacity="100%"/>
      <style:paragraph-properties fo:background-color="#3399ff"/>
      <style:text-properties fo:language="en" fo:country="US"/>
    </style:style>
    <style:style style:name="P39" style:family="paragraph" style:parent-style-name="Text_20_body" style:list-style-name="L1">
      <style:paragraph-properties fo:text-align="justify" style:justify-single-word="false"/>
      <style:text-properties fo:language="ru" fo:country="RU"/>
    </style:style>
    <style:style style:name="P40" style:family="paragraph" style:parent-style-name="Text_20_body" style:list-style-name="L2">
      <style:paragraph-properties fo:text-align="justify" style:justify-single-word="false"/>
      <style:text-properties fo:language="ru" fo:country="RU"/>
    </style:style>
    <style:style style:name="P4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42" style:family="paragraph" style:parent-style-name="Text_20_body" style:list-style-name="L3">
      <style:text-properties fo:language="ru" fo:country="RU"/>
    </style:style>
    <style:style style:name="P43" style:family="paragraph" style:parent-style-name="Text_20_body" style:list-style-name="L3">
      <style:text-properties fo:language="ru" fo:country="RU" fo:background-color="#ffff00"/>
    </style:style>
    <style:style style:name="P44" style:family="paragraph" style:parent-style-name="Text_20_body">
      <loext:graphic-properties draw:fill="solid" draw:fill-color="#66ccff" draw:opacity="100%"/>
      <style:paragraph-properties fo:background-color="#66ccff"/>
      <style:text-properties fo:color="#6666ff" fo:language="ru" fo:country="RU" fo:font-style="normal" officeooo:paragraph-rsid="000a076a" style:font-style-asian="normal" style:font-style-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loext:char-shading-value="0" style:font-weight-asian="normal" style:font-weight-complex="normal"/>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loext:char-shading-value="0" style:font-style-asian="normal" style:font-weight-asian="normal" style:font-style-complex="normal" style:font-weight-complex="normal"/>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loext:char-shading-value="0" style:font-weight-asian="normal" style:font-weight-complex="normal"/>
    </style:style>
    <style:style style:name="T2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25" style:family="text">
      <style:text-properties style:use-window-font-color="true" style:font-name="PerryGothic"/>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6666ff"/>
    </style:style>
    <style:style style:name="T28" style:family="text">
      <style:text-properties fo:color="#6666ff" fo:font-style="italic" fo:font-weight="normal" style:font-style-asian="italic" style:font-weight-asian="normal" style:font-style-complex="italic" style:font-weight-complex="normal"/>
    </style:style>
    <style:style style:name="T29" style:family="text">
      <style:text-properties fo:color="#6666ff" fo:language="ru" fo:country="RU" fo:font-style="normal" fo:font-weight="normal" style:font-style-asian="normal" style:font-weight-asian="normal" style:font-style-complex="normal" style:font-weight-complex="normal"/>
    </style:style>
    <style:style style:name="T30" style:family="text">
      <style:text-properties fo:color="#6666ff" fo:language="ru" fo:country="RU" fo:font-style="normal" fo:font-weight="normal" fo:background-color="#ff00ff" loext:char-shading-value="0" style:font-style-asian="normal" style:font-weight-asian="normal" style:font-style-complex="normal" style:font-weight-complex="normal"/>
    </style:style>
    <style:style style:name="T31" style:family="text">
      <style:text-properties fo:color="#6666ff" fo:language="ru" fo:country="RU" fo:font-style="normal" style:font-style-asian="normal" style:font-style-complex="normal"/>
    </style:style>
    <style:style style:name="T32" style:family="text">
      <style:text-properties fo:color="#6666ff" fo:language="ru" fo:country="RU" fo:font-style="normal" officeooo:rsid="0007e599" style:font-style-asian="normal" style:font-style-complex="normal"/>
    </style:style>
    <style:style style:name="T33" style:family="text">
      <style:text-properties fo:color="#6666ff" fo:language="ru" fo:country="RU" fo:font-style="normal" fo:background-color="#ff00ff" loext:char-shading-value="0" style:font-style-asian="normal" style:font-style-complex="normal"/>
    </style:style>
    <style:style style:name="T34" style:family="text">
      <style:text-properties fo:color="#3399ff"/>
    </style:style>
    <style:style style:name="T35" style:family="text">
      <style:text-properties fo:color="#3333ff"/>
    </style:style>
    <style:style style:name="T36" style:family="text">
      <style:text-properties fo:color="#3333ff" fo:language="en" fo:country="US"/>
    </style:style>
    <style:style style:name="T37" style:family="text">
      <style:text-properties fo:color="#3333ff" fo:language="en" fo:country="US" fo:font-style="italic" style:font-style-asian="italic" style:font-style-complex="italic"/>
    </style:style>
    <style:style style:name="T38" style:family="text">
      <style:text-properties fo:color="#3333ff" fo:language="en" fo:country="US" fo:font-style="italic" officeooo:rsid="00098cbd" style:font-style-asian="italic" style:font-style-complex="italic"/>
    </style:style>
    <style:style style:name="T39" style:family="text">
      <style:text-properties fo:color="#3333ff" fo:language="en" fo:country="US" fo:font-style="italic" fo:font-weight="normal" style:font-style-asian="italic" style:font-weight-asian="normal" style:font-style-complex="italic" style:font-weight-complex="normal"/>
    </style:style>
    <style:style style:name="T40" style:family="text">
      <style:text-properties fo:color="#3333ff" fo:language="en" fo:country="US" fo:font-weight="normal" style:font-weight-asian="normal" style:font-weight-complex="normal"/>
    </style:style>
    <style:style style:name="T41" style:family="text">
      <style:text-properties fo:color="#3333ff" fo:language="en" fo:country="US" fo:font-weight="normal" fo:background-color="transparent" loext:char-shading-value="0" style:font-weight-asian="normal" style:font-weight-complex="normal"/>
    </style:style>
    <style:style style:name="T42" style:family="text">
      <style:text-properties fo:color="#3333ff" fo:language="en" fo:country="US" fo:font-style="normal" style:font-style-asian="normal" style:font-style-complex="normal"/>
    </style:style>
    <style:style style:name="T43"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4" style:family="text">
      <style:text-properties fo:color="#3333ff" fo:language="en" fo:country="US" fo:background-color="#ff00ff" loext:char-shading-value="0"/>
    </style:style>
    <style:style style:name="T45" style:family="text">
      <style:text-properties fo:color="#3333ff" fo:font-weight="normal" style:font-weight-asian="normal" style:font-weight-complex="normal"/>
    </style:style>
    <style:style style:name="T46"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47" style:family="text">
      <style:text-properties fo:color="#3333ff" officeooo:rsid="00035deb"/>
    </style:style>
    <style:style style:name="T48" style:family="text">
      <style:text-properties fo:color="#0066ff"/>
    </style:style>
    <style:style style:name="T49" style:family="text">
      <style:text-properties fo:color="#0066ff" fo:language="ru" fo:country="RU" fo:font-style="normal" style:font-style-asian="normal" style:font-style-complex="normal"/>
    </style:style>
    <style:style style:name="T50" style:family="text">
      <style:text-properties fo:color="#0000cc" fo:language="en" fo:country="US" fo:font-weight="normal" style:font-weight-asian="normal" style:font-weight-complex="normal"/>
    </style:style>
    <style:style style:name="T51" style:family="text">
      <style:text-properties fo:color="#0000cc" fo:language="en" fo:country="US" fo:font-weight="normal" officeooo:rsid="000a076a" style:font-weight-asian="normal" style:font-weight-complex="normal"/>
    </style:style>
    <style:style style:name="T52" style:family="text">
      <style:text-properties fo:color="#0066cc" fo:language="en" fo:country="US" fo:font-weight="normal" fo:background-color="transparent" loext:char-shading-value="0" style:font-weight-asian="normal" style:font-weight-complex="normal"/>
    </style:style>
    <style:style style:name="T53"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4" style:family="text">
      <style:text-properties fo:color="#0066cc" fo:language="ru" fo:country="RU" fo:font-style="normal" fo:font-weight="normal" fo:background-color="#ff00ff" loext:char-shading-value="0" style:font-style-asian="normal" style:font-weight-asian="normal" style:font-style-complex="normal" style:font-weight-complex="normal"/>
    </style:style>
    <style:style style:name="T55" style:family="text">
      <style:text-properties fo:font-weight="normal" fo:background-color="transparent" loext:char-shading-value="0" style:font-weight-asian="normal" style:font-weight-complex="normal"/>
    </style:style>
    <style:style style:name="T56" style:family="text">
      <style:text-properties style:text-underline-style="solid" style:text-underline-width="auto" style:text-underline-color="font-color"/>
    </style:style>
    <style:style style:name="T57" style:family="text">
      <style:text-properties fo:background-color="#ff00ff" loext:char-shading-value="0"/>
    </style:style>
    <style:style style:name="T58" style:family="text">
      <style:text-properties officeooo:rsid="00035693"/>
    </style:style>
    <style:style style:name="T59" style:family="text">
      <style:text-properties officeooo:rsid="0005cd20"/>
    </style:style>
    <style:style style:name="T60" style:family="text">
      <style:text-properties officeooo:rsid="0006e3be"/>
    </style:style>
    <style:style style:name="T61" style:family="text">
      <style:text-properties officeooo:rsid="0007e59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5">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6">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36">1. Терра<text:line-break/><text:span text:style-name="T28">Gary Jules “Mad World” - </text:span><text:a xlink:type="simple" xlink:href="https://www.youtube.com/watch?v=4N3N1MlvVc4" text:style-name="Internet_20_link" text:visited-style-name="Visited_20_Internet_20_Link">https://www.youtube.com/watch?v=4N3N1MlvVc4</text:a><text:span text:style-name="T28"> </text:span></text:p>
      <text:p text:style-name="P36"><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17">3. Норф <text:line-break/><text:span text:style-name="T6">Dire Straits - What It Is https://www.youtube.com/watch?v=BvAUQsbKnLI</text:span></text:p>
      <text:p text:style-name="P38">4. З<text:span text:style-name="T3">аклинание Последнего Шанса. <text:line-break/>Farmer — Je T“Aime Melancholie - https://www.youtube.com/watch?v=i1xudU08wQ8</text:span></text:p>
      <text:p text:style-name="P34">5. <text:span text:style-name="T14">Нерадивый ученик, <text:s/><text:line-break/>Farmer – Psychiatric https://www.youtube.com/watch?v=wMZMKXKEQcg</text:span></text:p>
      <text:p text:style-name="P38"><text:span text:style-name="T8">6. </text:span><text:span text:style-name="T18">Нерадивый ученик-2</text:span><text:span text:style-name="T8"> — <text:line-break/>Mylene Farmer – Dessine-Moi Un Mouton https://www.youtube.com/watch?v=n7BImFx2N3g</text:span></text:p>
      <text:p text:style-name="P14"><text:span text:style-name="T57">7</text:span>. Жаркий пикник<text:line-break/>Farmer — Desechantee, <text:s/>XXL, Depeche Mode «In Your Room»</text:p>
      <text:p text:style-name="P13">8. Стыд <text:line-break/><text:span text:style-name="T35">Pet Shop Boys — A Man Could Get Arrested </text:span><text:a xlink:type="simple" xlink:href="https://www.youtube.com/watch?v=QLf4_YsXFvk" text:style-name="Internet_20_link" text:visited-style-name="Visited_20_Internet_20_Link">https://www.youtube.com/watch?v=QLf4_YsXFvk</text:a></text:p>
      <text:p text:style-name="P14">9. Кошмар пегасов - <text:line-break/><text:span text:style-name="T1">Mylene Farmer – Optimistique-Moi</text:span></text:p>
      <text:p text:style-name="P14"><text:span text:style-name="T57">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36"><text:span text:style-name="T49">11.</text:span><text:span text:style-name="T17">Прощание<text:line-break/></text:span><text:span text:style-name="T48">Mark Knopfler - Hill Farmer's Blues - Córdoba 2010 </text:span><text:a xlink:type="simple" xlink:href="https://www.youtube.com/watch?v=Py9SDdYGFrQ" text:style-name="Internet_20_link" text:visited-style-name="Visited_20_Internet_20_Link"><text:span text:style-name="T42">https://www.youtube.com/watch?v=Py9SDdYGFrQ</text:span></text:a></text:p>
      <text:p text:style-name="P16"><text:soft-page-break/>12. Понивилль <text:line-break/>Seal – My Vision https://www.youtube.com/watch?v=Vpc3lFR0AwY</text:p>
      <text:p text:style-name="P13">13. Расследование Твайлайт Спаркл -<text:line-break/><text:span text:style-name="T5">Seal - Amazing (T</text:span><text:span text:style-name="T9">hin White Duke Remix) https://www.youtube.com/watch?v=E-00RvfVx3o</text:span></text:p>
      <text:p text:style-name="P30"><text:span text:style-name="T57">14</text:span>. <text:span text:style-name="T58">Конец времён</text:span><text:line-break/>Roxette — How Do You Do <text:s/>https://www.youtube.com/watch?v=nx2iLOvP0rM</text:p>
      <text:p text:style-name="P20">15. День сурка <text:s/><text:line-break/><text:span text:style-name="T35">Mylene Farmer — L`Ame-Stram-Gram </text:span><text:span text:style-name="T47">https://www.youtube.com/watch?v=vUVjLgLTamE</text:span></text:p>
      <text:p text:style-name="P21">16. Мэйнхэттен<text:line-break/><text:span text:style-name="T37">Roxette – Crush On You </text:span><text:span text:style-name="T38">https://www.youtube.com/watch?v=r9WWJE_rFNI</text:span></text:p>
      <text:p text:style-name="P44"><text:span text:style-name="T44">17</text:span><text:span text:style-name="T36">. Деградация </text:span><text:span text:style-name="T22"><text:line-break/></text:span><text:span text:style-name="T50">Roxette – Queen of rain </text:span><text:span text:style-name="T51">https://www.youtube.com/watch?v=27eClHQxXls</text:span></text:p>
      <text:p text:style-name="P19">18. Филлидельфия<text:line-break/><text:span text:style-name="T40">Kiss – I Was Made For Lovin’ You</text:span></text:p>
      <text:p text:style-name="P19">19. <text:span text:style-name="T61">Понивилль. </text:span>Фейс-контроль<text:line-break/><text:span text:style-name="T41">Mothley Crue – Kickstart my heart</text:span></text:p>
      <text:p text:style-name="P19"><text:span text:style-name="T57">20</text:span>. <text:span text:style-name="T59">Великое</text:span> Откровение<text:line-break/><text:span text:style-name="T23">Seal – Crazy</text:span></text:p>
      <text:p text:style-name="P19">21. <text:span text:style-name="T60">Мир-дружба-жвачка</text:span><text:line-break/><text:span text:style-name="T35">Seal-Killer</text:span></text:p>
      <text:p text:style-name="P19">22. Лучший Гранд Галопин Гала в истории<text:span text:style-name="T12"><text:line-break/></text:span><text:span text:style-name="T52">Ace Enders – million different people</text:span></text:p>
      <text:p text:style-name="P37">23. Летающий замок<text:line-break/><text:span text:style-name="T27">Solarsoul &amp; Lukas Termena — Memories From The Sky</text:span></text:p>
      <text:p text:style-name="P37"><text:span text:style-name="T57">24</text:span>. Навсегда. И всегда. <text:span text:style-name="T1">-<text:line-break/>Erasure – Always</text:span></text:p>
      <text:p text:style-name="P36"><text:span text:style-name="T54">25</text:span><text:span text:style-name="T53">. Осколки.<text:line-break/></text:span><text:bookmark text:name="eow-title3"/><text:span text:style-name="T41">Electric Light Orchestra - Sorrow About To Fall</text:span><text:span text:style-name="T43"> https://www.youtube.com/watch?v=71SbKaGb0qM</text:span></text:p>
      <text:p text:style-name="P36"><text:span text:style-name="T43">26. Терра. <text:line-break/><text:tab/><text:tab/></text:span><text:span text:style-name="T46">Воскресенье<text:line-break/><text:tab/></text:span><text:span text:style-name="T24">David Bowie - Ashes To Ashes https://www.youtube.com/watch?v=CMThz7eQ6K0</text:span><text:span text:style-name="T46"><text:line-break/></text:span></text:p>
      <text:p text:style-name="P12"><text:tab/><text:tab/>Понедельник - <text:line-break/><text:tab/><text:tab/><text:span text:style-name="T27">Michael Jackson — Get out of my mind</text:span></text:p>
      <text:p text:style-name="P19">27. Терра.<text:line-break/><text:tab/><text:tab/>Вторник- Michael Jackson — Leave Me Alone</text:p>
      <text:p text:style-name="P19"><text:tab/><text:tab/>Среда - Michael Jackson — <text:s/>This Time Around</text:p>
      <text:p text:style-name="P19">28. Терра</text:p>
      <text:p text:style-name="P19"><text:tab/><text:tab/>Четверг- Mike Oldfield – Tubular Bells II – Altered State</text:p>
      <text:p text:style-name="P19">29. Отбытие<text:line-break/><text:span text:style-name="T39">Queen – Flash </text:span><text:a xlink:type="simple" xlink:href="https://www.youtube.com/watch?v=LfmrHTdXgK4" text:style-name="Internet_20_link" text:visited-style-name="Visited_20_Internet_20_Link">https://www.youtube.com/watch?v=LfmrHTdXgK4</text:a></text:p>
      <text:p text:style-name="P36"><text:span text:style-name="T30">30</text:span><text:span text:style-name="T29">. Разговор за столиком в ночи<text:line-break/></text:span><text:bookmark text:name="eow-title5"/><text:span text:style-name="T45">Wintergatan LIVE At Victoriateatern - Giorgio By Moroder (Daft Punk cover)</text:span></text:p>
      <text:p text:style-name="P19">https://www.youtube.com/watch?v=GMuuLEF0a84&amp;t=160s</text:p>
      <text:p text:style-name="P36"><text:span text:style-name="T33">31</text:span><text:span text:style-name="T31">. Эпилог. </text:span><text:span text:style-name="T32">Земля.</text:span><text:span text:style-name="T31"><text:line-break/></text:span><text:bookmark text:name="eow-title6"/><text:span text:style-name="T37">Daft Punk - Get Lucky https://www.youtube.com/watch?v=h5EofwRzit0</text:span></text:p>
      <text:p text:style-name="P18"><text:soft-page-break/></text:p>
      <text:p text:style-name="P18">(в Эпилоге - эскиз первого рисунка – Сел ложит рог Анону на плечо — на фоне чёрного экрана)</text:p>
      <text:p text:style-name="P18">Подходящая для глав музыка:</text:p>
      <text:p text:style-name="P33">Bee Gees – You Should Be dancing</text:p>
      <text:p text:style-name="P18"><text:span text:style-name="T12">INXS – Suicide blonde,</text:span><text:span text:style-name="T23"> Mediate, Need You Tonight</text:span></text:p>
      <text:p text:style-name="P18"><text:span text:style-name="T48">Mike Oldfield — The Top Of The Morning, </text:span><text:span text:style-name="T13">Tres Lunas ”To Be Free” (Radio Edit), </text:span><text:span text:style-name="T40">Nighshade, Outcast, Secrets, Weightless, Voyager</text:span></text:p>
      <text:p text:style-name="P18">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5">Freeway Flyer, The Road, Coyote, </text:span><text:span text:style-name="T23">Imelda</text:span></text:p>
      <text:p text:style-name="P29">ZZ Top – Gimme all your lovin</text:p>
      <text:p text:style-name="P31">David Bowie - Lets Dance</text:p>
      <text:p text:style-name="P32"><text:bookmark text:name="eow-title"/>Haddaway - What is love </text:p>
      <text:p text:style-name="P10"><text:span text:style-name="T36">Metallica-Enter Sandman</text:span><text:span text:style-name="T5"><text:line-break/></text:span>Mylene Farmer — Desechantee, <text:span text:style-name="T34">XXL</text:span></text:p>
      <text:p text:style-name="P25">Michael Jackson –Do not Stop Till You Get Enough, Get On The Floor, Burn This Disco Out, Beat It, Billie Jean, <text:span text:style-name="T35">You Rock My World</text:span></text:p>
      <text:p text:style-name="P24">Pink Floyd “Another Brick In The Wall”<text:line-break/><text:span text:style-name="T21"> </text:span><text:span text:style-name="T9">Pet Shop Boys “So Hard”, </text:span><text:span text:style-name="T1">“Disappointed”</text:span></text:p>
      <text:p text:style-name="P23">Roger Waters — What God Wants</text:p>
      <text:p text:style-name="P18">Roxette - <text:span text:style-name="T37">The Look</text:span>, Riders In The Sky</text:p>
      <text:p text:style-name="P18">Synthis — Empty Skies</text:p>
      <text:p text:style-name="P18">Blusoul — Eat Dust</text:p>
      <text:p text:style-name="P26">d.notive — Talking Flight</text:p>
      <text:p text:style-name="P18">Cure — Apart, Love Song, Lullaby, The Big Hand, Wrong Number</text:p>
      <text:p text:style-name="P18">Martin Mitton — Lonely Girl</text:p>
      <text:p text:style-name="P18">A-ha — The Sun Always shines on TV</text:p>
      <text:p text:style-name="P22">Coldplay — Do not panic, Talk</text:p>
      <text:p text:style-name="P22">Cranberries — Animal Instinct</text:p>
      <text:p text:style-name="P22">Deep Purple — Smoke On The Water</text:p>
      <text:p text:style-name="P22">Depeche Mode — Never Let Me Down Again,Master And Servants,A Question Of Time,No Good,Painkiller</text:p>
      <text:p text:style-name="P35">Seal — Kiss From A Rose</text:p>
      <text:p text:style-name="P15">Blue Ouster Cult – Do Not Fear The Reaper</text:p>
      <text:p text:style-name="P15">Enigma – Return To Innocence</text:p>
      <text:p text:style-name="P27">Erasure – <text:span text:style-name="T14">I love to hate you</text:span></text:p>
      <text:p text:style-name="P15">Foreigner – Urgent</text:p>
      <text:p text:style-name="P15">Jarre – Chronologie, Calypso 1, Globe Trotter</text:p>
      <text:p text:style-name="P28">Linkin Park — Numb</text:p>
      <text:p text:style-name="P28">Megadeth — Symphony Of Destruction</text:p>
      <text:p text:style-name="P28">Nirvana — Come As You Are</text:p>
      <text:p text:style-name="P1"><text:soft-page-break/><text:span text:style-name="T16">&lt;</text:span><text:span text:style-name="T2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1"/>
      <text:p text:style-name="P11"/>
      <text:p text:style-name="P8">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5138247855995038810" text:style-name="L1">
        <text:list-item>
          <text:p text:style-name="P39">Книги:</text:p>
        </text:list-item>
      </text:list>
      <text:list xml:id="list6443696179222648071" text:style-name="L2">
        <text:list-item>
          <text:p text:style-name="P40">«Великие грифоны прошлого» - из канона (5<text:span text:style-name="T1">s8e)</text:span></text:p>
        </text:list-item>
        <text:list-item>
          <text:p text:style-name="P40">«Высшие заклинания в повседневном использовании: от песчинки до дворца»</text:p>
        </text:list-item>
        <text:list-item>
          <text:p text:style-name="P41">«Малоизвестные аспекты магии трансформаций»</text:p>
        </text:list-item>
        <text:list-item>
          <text:p text:style-name="P4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0">Дасти Вейфарер «Зебрианская культура, быт и фольклор»</text:p>
        </text:list-item>
        <text:list-item>
          <text:p text:style-name="P40">«Краткая история Эквестрии»</text:p>
        </text:list-item>
        <text:list-item>
          <text:p text:style-name="P40">«Шедевры архитектуры Эквестрии» с разделом о Кантерлотском Королевском Дворце</text:p>
        </text:list-item>
        <text:list-item>
          <text:p text:style-name="P40">«Великие дела и великие чары». Страница 893: …</text:p>
        </text:list-item>
        <text:list-item>
          <text:p text:style-name="P40">«<text:span text:style-name="T2">Природа Проклятий</text:span>» - обмен</text:p>
        </text:list-item>
        <text:list-item>
          <text:p text:style-name="P40"><text:span text:style-name="T2">«Магия для Чайников»</text:span> - обмен</text:p>
        </text:list-item>
        <text:list-item>
          <text:p text:style-name="P40"><text:span text:style-name="T2">«Энциклопедия Арканум»</text:span> - обмен</text:p>
        </text:list-item>
        <text:list-item>
          <text:p text:style-name="P40">«О Гейсах» - обмен</text:p>
        </text:list-item>
        <text:list-item>
          <text:p text:style-name="P40">«<text:span text:style-name="T2">Тайны Тайных Наук</text:span>» - обмен</text:p>
        </text:list-item>
        <text:list-item>
          <text:p text:style-name="P41">«Основы Заклятий» - обмен</text:p>
        </text:list-item>
        <text:list-item>
          <text:p text:style-name="P40">«Мамочка, А Что Это Истекает Из Моего Рога? - Введение В Магию Для Маленьких Единорогов» - обмен</text:p>
        </text:list-item>
      </text:list>
      <text:h text:style-name="Heading_20_2" text:outline-level="2"><text:soft-page-break/>Факты об Эквестрии <text:span text:style-name="T3">(согласовать с вики)</text:span></text:h>
      <text:list xml:id="list512020620619466609" text:style-name="L3">
        <text:list-item>
          <text:p text:style-name="P4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3">Селестия — переменчивая пони. В одно время не строгая, а в другое может быть такой, что страшно становится</text:p>
        </text:list-item>
        <text:list-item>
          <text:p text:style-name="P42">У Селестии были такие элементы гармонии: Магия, Доброта, Смех. У Луны — Верность, Честность, Щедрость. (ксенофазия)</text:p>
        </text:list-item>
        <text:list-item>
          <text:p text:style-name="P4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2">Около 820-ти лет назад будущий маг Лайтнинг Стар поступил на обучение к наставнику Тииспоту</text:p>
        </text:list-item>
        <text:list-item>
          <text:p text:style-name="P4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2">У Селестии грива и хвост развеваются и переливаются от магического шампуня</text:p>
        </text:list-item>
        <text:list-item>
          <text:p text:style-name="P42">Тело Селестии очень крепкое — может выдержать несколько тонн земли</text:p>
        </text:list-item>
        <text:list-item>
          <text:p text:style-name="P42">Дискорд намного старше принцесс, его магия сильнее ихней на голову</text:p>
        </text:list-item>
        <text:list-item>
          <text:p text:style-name="P42">Луна младше Селестии на 3 года. Сёстрам около 5000 лет. <text:span text:style-name="T2">По другим данным, Селестии около 2500 лет (Обмен).</text:span></text:p>
        </text:list-item>
        <text:list-item>
          <text:p text:style-name="P42">Принцессы начали войну с Дискордом в возрасте, когда им было около 700 лет — и продолжалась война почти сто лет</text:p>
        </text:list-item>
        <text:list-item>
          <text:p text:style-name="P42">Самый главный враг сестёр и Дискорда — скука</text:p>
        </text:list-item>
        <text:list-item>
          <text:p text:style-name="P42">В Эквестрии на одного жеребца приходится четыре - пять кобыл</text:p>
        </text:list-item>
        <text:list-item>
          <text:p text:style-name="P4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2">Селестия в первые полторы тысячи лет путешествовала — и заварила несколько войн (две — с Эквестрией, в одной была против Луны)</text:p>
        </text:list-item>
        <text:list-item>
          <text:p text:style-name="P42">Настоящий цвет гривы Селестии — клубнично-розовая. Радужный цвет гривы и хвоста поддерживается магией</text:p>
        </text:list-item>
        <text:list-item>
          <text:p text:style-name="P42">Кроме Дискорда, старше сестёр ещё старейшина драконов</text:p>
        </text:list-item>
        <text:list-item>
          <text:p text:style-name="P42">Кэйденс не прожила и 60-ти лет и является низкорожденной</text:p>
        </text:list-item>
        <text:list-item>
          <text:p text:style-name="P4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2">Народ тихо фигел от нововведений и с ещё большим ожесточением продолжал делать по-своему</text:p>
        </text:list-item>
        <text:list-item>
          <text:p text:style-name="P42">У Кантерлота есть три отражения. В первом хранятся знания — книги, таблички, свитки, и т. д. <text:soft-page-break/>Во втором — опасные и очень сильные артефакты и волшебные вещи. В третьем Селестия и Луна проводят магические эксперименты</text:p>
        </text:list-item>
        <text:list-item>
          <text:p text:style-name="P4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2">Когда пони женятся, они обмениваются ножными браслетами</text:p>
        </text:list-item>
        <text:list-item>
          <text:p text:style-name="P42">Светилами, кроме сестёр, могут управлять единороги (группы), Дискорд, Твайлайт и Старсвирл</text:p>
        </text:list-item>
        <text:list-item>
          <text:p text:style-name="P42">Королева Кризалис — правительница Зелёной Долины</text:p>
        </text:list-item>
        <text:list-item>
          <text:p text:style-name="P42">Мать Луны и Селестии — аликорн Лорен. Мать Дискорда — Алиса (пони-человек)</text:p>
        </text:list-item>
        <text:list-item>
          <text:p text:style-name="P42">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12-18T13:29:57.673518995</dc:date>
    <meta:editing-duration>P15DT23H22M45S</meta:editing-duration>
    <meta:editing-cycles>596</meta:editing-cycles>
    <meta:generator>LibreOffice/5.1.6.2$Linux_X86_64 LibreOffice_project/10m0$Build-2</meta:generator>
    <meta:document-statistic meta:table-count="0" meta:image-count="0" meta:object-count="0" meta:page-count="6" meta:paragraph-count="138" meta:word-count="1538" meta:character-count="10967" meta:non-whitespace-character-count="9486"/>
  </office:meta>
</office:document-meta>
</file>